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9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3102in"/>
    </style:style>
    <style:style style:name="co27" style:family="table-column">
      <style:table-column-properties fo:break-before="auto" style:column-width="1.4409in"/>
    </style:style>
    <style:style style:name="co23" style:family="table-column">
      <style:table-column-properties fo:break-before="auto" style:column-width="2.6083in"/>
    </style:style>
    <style:style style:name="co24" style:family="table-column">
      <style:table-column-properties fo:break-before="auto" style:column-width="2.311in"/>
    </style:style>
    <style:style style:name="co25" style:family="table-column">
      <style:table-column-properties fo:break-before="auto" style:column-width="3.1209in"/>
    </style:style>
    <style:style style:name="co26" style:family="table-column">
      <style:table-column-properties fo:break-before="auto" style:column-width="1.8583in"/>
    </style:style>
    <style:style style:name="co21" style:family="table-column">
      <style:table-column-properties fo:break-before="auto" style:column-width="1.4173in"/>
    </style:style>
    <style:style style:name="co28" style:family="table-column">
      <style:table-column-properties fo:break-before="auto" style:column-width="1.1075in"/>
    </style:style>
    <style:style style:name="co29" style:family="table-column">
      <style:table-column-properties fo:break-before="auto" style:column-width="1.2264in"/>
    </style:style>
    <style:style style:name="co30" style:family="table-column">
      <style:table-column-properties fo:break-before="auto" style:column-width="1.1555in"/>
    </style:style>
    <style:style style:name="co31" style:family="table-column">
      <style:table-column-properties fo:break-before="auto" style:column-width="1.8047in"/>
    </style:style>
    <style:style style:name="co32" style:family="table-column">
      <style:table-column-properties fo:break-before="auto" style:column-width="1.4291in"/>
    </style:style>
    <style:style style:name="co33" style:family="table-column">
      <style:table-column-properties fo:break-before="auto" style:column-width="1.762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ext-properties style:font-name="Liberation Sans" style:font-name-asian="Droid Sans Fallback" style:font-name-complex="FreeSans"/>
    </style:style>
    <style:style style:name="ce22" style:family="table-cell" style:parent-style-name="Default">
      <style:table-cell-properties fo:background-color="#00ff00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ffffff"/>
    </style:style>
    <style:style style:name="ce29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30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5" style:family="table-cell" style:parent-style-name="Default">
      <style:table-cell-properties fo:background-color="#cfe7f5"/>
    </style:style>
    <style:style style:name="ce36" style:family="table-cell" style:parent-style-name="Default">
      <style:text-properties fo:color="#800000" fo:font-weight="bold" style:font-weight-asian="bold" style:font-weight-complex="bold"/>
    </style:style>
    <style:style style:name="ce37" style:family="table-cell" style:parent-style-name="Default">
      <style:text-properties fo:color="#ff3366"/>
    </style:style>
    <style:style style:name="ce27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28" style:family="table-cell" style:parent-style-name="Default">
      <style:text-properties style:font-name="Liberation Serif" style:font-name-asian="Droid Sans Fallback" style:font-name-complex="FreeSans"/>
    </style:style>
    <style:style style:name="ce34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9" style:family="table-cell" style:parent-style-name="Default">
      <style:table-cell-properties fo:background-color="#00ffff"/>
    </style:style>
    <style:style style:name="ce40" style:family="table-cell" style:parent-style-name="Default">
      <style:table-cell-properties fo:background-color="#ffff00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00dcff"/>
    </style:style>
    <style:style style:name="ce44" style:family="table-cell" style:parent-style-name="Default" style:data-style-name="N37"/>
    <style:style style:name="ce45" style:family="table-cell" style:parent-style-name="Default">
      <style:text-properties fo:color="#00ff00"/>
    </style:style>
    <style:style style:name="ce46" style:family="table-cell" style:parent-style-name="Default">
      <style:table-cell-properties fo:background-color="#ffffff"/>
      <style:text-properties fo:color="#000000"/>
    </style:style>
    <style:style style:name="ce4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Debt</text:p>
          </table:table-cell>
          <table:table-cell table:style-name="ce1" office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>
            <text:p>1<text:span text:style-name="T1">st</text:span></text:p>
          </table:table-cell>
          <table:table-cell office:value-type="float" office:value="7200">
            <text:p>7200</text:p>
          </table:table-cell>
          <table:table-cell office:value-type="float" office:value="3750">
            <text:p>3750</text:p>
          </table:table-cell>
          <table:table-cell office:value-type="float" office:value="4520">
            <text:p>4520</text:p>
          </table:table-cell>
          <table:table-cell office:value-type="float" office:value="1800">
            <text:p>1800</text:p>
          </table:table-cell>
          <table:table-cell office:value-type="float" office:value="2750">
            <text:p>2750</text:p>
          </table:table-cell>
          <table:table-cell table:style-name="ce2" table:formula="of:=SUM([.B2:.F2])" office:value-type="float" office:value="20020">
            <text:p>20020</text:p>
          </table:table-cell>
          <table:table-cell table:style-name="ce2" table:formula="of:=[.G2]/9" office:value-type="float" office:value="2224.44444444444">
            <text:p>2224.4444444445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office:value-type="float" office:value="50000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style-name="ce2" table:formula="of:=[.L2]/9" office:value-type="float" office:value="5555.55555555556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Ն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/>
          <table:table-cell table:style-name="ce2" office:value-type="string">
            <text:p>Վահան</text:p>
          </table:table-cell>
          <table:table-cell table:style-name="ce2"/>
          <table:table-cell/>
          <table:table-cell office:value-type="string">
            <text:p>Վահան</text:p>
          </table:table-cell>
          <table:table-cell/>
          <table:table-cell office:value-type="float" office:value="660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>
            <text:p>Կարեն</text:p>
          </table:table-cell>
          <table:table-cell table:style-name="ce2"/>
          <table:table-cell/>
          <table:table-cell office:value-type="string">
            <text:p>Կարեն</text:p>
          </table:table-cell>
          <table:table-cell/>
          <table:table-cell office:value-type="float" office:value="1210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>
            <text:p>800</text:p>
          </table:table-cell>
          <table:table-cell table:formula="of:=[.C2]/10" office:value-type="float" office:value="375">
            <text:p>375</text:p>
          </table:table-cell>
          <table:table-cell table:formula="of:=[.D2]/11" office:value-type="float" office:value="410.909090909091">
            <text:p>410.9090909091</text:p>
          </table:table-cell>
          <table:table-cell table:formula="of:=[.E2]/10" office:value-type="float" office:value="180">
            <text:p>180</text:p>
          </table:table-cell>
          <table:table-cell table:formula="of:=[.F2]/11" office:value-type="float" office:value="250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2<text:span text:style-name="T1">nd</text:span></text:p>
          </table:table-cell>
          <table:table-cell office:value-type="float" office:value="5150">
            <text:p>5150</text:p>
          </table:table-cell>
          <table:table-cell office:value-type="float" office:value="5200">
            <text:p>5200</text:p>
          </table:table-cell>
          <table:table-cell office:value-type="float" office:value="4050">
            <text:p>4050</text:p>
          </table:table-cell>
          <table:table-cell office:value-type="float" office:value="3100">
            <text:p>3100</text:p>
          </table:table-cell>
          <table:table-cell table:style-name="ce4" office:value-type="string">
            <text:p>-------</text:p>
          </table:table-cell>
          <table:table-cell table:style-name="ce2" table:formula="of:=SUM([.B14:.E14])" office:value-type="float" office:value="17500">
            <text:p>17500</text:p>
          </table:table-cell>
          <table:table-cell table:style-name="ce2" table:formula="of:=[.G14]/12" office:value-type="float" office:value="1458.33333333333">
            <text:p>1458.3333333333</text:p>
          </table:table-cell>
          <table:table-cell office:value-type="string">
            <text:p>Անի Գ․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1460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 office:value-type="float" office:value="20000">
            <text:p>20000</text:p>
          </table:table-cell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table:number-columns-repeated="5"/>
          <table:table-cell office:value-type="string">
            <text:p>Ն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Հրաչյ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>
            <text:p>3<text:span text:style-name="T1">rd</text:span></text:p>
          </table:table-cell>
          <table:table-cell office:value-type="float" office:value="4650">
            <text:p>4650</text:p>
          </table:table-cell>
          <table:table-cell office:value-type="float" office:value="3400">
            <text:p>3400</text:p>
          </table:table-cell>
          <table:table-cell office:value-type="float" office:value="4050">
            <text:p>4050</text:p>
          </table:table-cell>
          <table:table-cell office:value-type="float" office:value="5680">
            <text:p>5680</text:p>
          </table:table-cell>
          <table:table-cell table:style-name="ce4" office:value-type="string">
            <text:p>---------</text:p>
          </table:table-cell>
          <table:table-cell table:style-name="ce2" table:formula="of:=SUM([.B29:.E29])" office:value-type="float" office:value="17780">
            <text:p>17780</text:p>
          </table:table-cell>
          <table:table-cell table:style-name="ce2" table:formula="of:=[.G29]/12" office:value-type="float" office:value="1481.66666666667">
            <text:p>1481.6666666667</text:p>
          </table:table-cell>
          <table:table-cell office:value-type="string">
            <text:p>Անի Գ․</text:p>
          </table:table-cell>
          <table:table-cell/>
          <table:table-cell table:formula="of:=SUM([.B30];[.C30];[.D30];[.E30])" office:value-type="float" office:value="1550.45454545455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>
            <text:p>387.5</text:p>
          </table:table-cell>
          <table:table-cell table:formula="of:=[.C29]/11" office:value-type="float" office:value="309.090909090909">
            <text:p>309.0909090909</text:p>
          </table:table-cell>
          <table:table-cell table:formula="of:=[.D29]/12" office:value-type="float" office:value="337.5">
            <text:p>337.5</text:p>
          </table:table-cell>
          <table:table-cell table:formula="of:=[.E29]/11" office:value-type="float" office:value="516.363636363636">
            <text:p>516.3636363636</text:p>
          </table:table-cell>
          <table:table-cell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style-name="ce2" office:value-type="string">
            <text:p>- Հրաչ</text:p>
          </table:table-cell>
          <table:table-cell table:number-columns-repeated="3"/>
          <table:table-cell office:value-type="string">
            <text:p>Հրաչ</text:p>
          </table:table-cell>
          <table:table-cell/>
          <table:table-cell table:formula="of:=SUM([.B30];[.D30])" office:value-type="float" office:value="725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>
            <text:p>4<text:span text:style-name="T1">th</text:span></text:p>
          </table:table-cell>
          <table:table-cell office:value-type="float" office:value="4550">
            <text:p>4550</text:p>
          </table:table-cell>
          <table:table-cell office:value-type="float" office:value="5000">
            <text:p>5000</text:p>
          </table:table-cell>
          <table:table-cell office:value-type="float" office:value="4300">
            <text:p>4300</text:p>
          </table:table-cell>
          <table:table-cell office:value-type="float" office:value="3600">
            <text:p>3600</text:p>
          </table:table-cell>
          <table:table-cell table:style-name="ce4" office:value-type="float" office:value="2950">
            <text:p>2950</text:p>
          </table:table-cell>
          <table:table-cell table:style-name="ce2" table:formula="of:=SUM([.B44:.F44])" office:value-type="float" office:value="20400">
            <text:p>20400</text:p>
          </table:table-cell>
          <table:table-cell table:style-name="ce2" table:formula="of:=[.G44]/13" office:value-type="float" office:value="1569.23076923077">
            <text:p>1569.2307692308</text:p>
          </table:table-cell>
          <table:table-cell office:value-type="string">
            <text:p>Անի Գ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>
            <text:p>350</text:p>
          </table:table-cell>
          <table:table-cell table:formula="of:=[.C44]/12" office:value-type="float" office:value="416.666666666667">
            <text:p>416.6666666667</text:p>
          </table:table-cell>
          <table:table-cell table:formula="of:=[.D44]/13" office:value-type="float" office:value="330.769230769231">
            <text:p>330.7692307692</text:p>
          </table:table-cell>
          <table:table-cell table:formula="of:=[.E44]/11" office:value-type="float" office:value="327.272727272727">
            <text:p>327.2727272727</text:p>
          </table:table-cell>
          <table:table-cell table:formula="of:=[.F44]/11" office:value-type="float" office:value="268.181818181818">
            <text:p>268.1818181818</text:p>
          </table:table-cell>
          <table:table-cell table:style-name="ce2"/>
          <table:table-cell/>
          <table:table-cell office:value-type="string">
            <text:p>Անժելա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table:formula="of:=SUM([.B45:.D45])" office:value-type="float" office:value="1097.4358974359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 office:value-type="float" office:value="5000">
            <text:p>5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number-columns-repeated="2" table:style-name="ce2" office:value-type="string">
            <text:p>- Հրաչ</text:p>
          </table:table-cell>
          <table:table-cell table:number-columns-repeated="2"/>
          <table:table-cell office:value-type="string">
            <text:p>Հրաչ</text:p>
          </table:table-cell>
          <table:table-cell/>
          <table:table-cell table:formula="of:=SUM([.B45];[.D45])" office:value-type="float" office:value="680.769230769231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>
            <text:p>- Արեգ</text:p>
          </table:table-cell>
          <table:table-cell office:value-type="string">
            <text:p>- <text:span text:style-name="T2">Արեգ</text:span></text:p>
          </table:table-cell>
          <table:table-cell table:number-columns-repeated="2"/>
          <table:table-cell office:value-type="string">
            <text:p>Հասմիկ Դ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ի Գ․</text:p>
          </table:table-cell>
          <table:table-cell table:formula="of:=SUM([.K2];[.K14];[.K29];[.K44])" office:value-type="float" office:value="6718.34498834499">
            <text:p>6718.344988345</text:p>
          </table:table-cell>
          <table:table-cell office:value-type="string">
            <text:p>6720+555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6720">
            <text:p>6720</text:p>
          </table:table-cell>
          <table:table-cell office:value-type="string">
            <text:p>6720+550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եգ</text:p>
          </table:table-cell>
          <table:table-cell table:formula="of:=SUM([.K6];[.K18];[.K33];[.K48])" office:value-type="float" office:value="6122.4358974359">
            <text:p>6122.4358974359</text:p>
          </table:table-cell>
          <table:table-cell office:value-type="string">
            <text:p>6120+5550-20000</text:p>
          </table:table-cell>
          <table:table-cell office:value-type="float" office:value="8330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6720">
            <text:p>6720</text:p>
          </table:table-cell>
          <table:table-cell office:value-type="string">
            <text:p>6720+5550-15000</text:p>
          </table:table-cell>
          <table:table-cell office:value-type="float" office:value="2730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Մ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Նանե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Սարգիս</text:p>
          </table:table-cell>
          <table:table-cell table:style-name="ce3" table:formula="of:=SUM([.K37];[.K22];[.K52])" office:value-type="float" office:value="4702.89044289044">
            <text:p>4702.8904428905</text:p>
          </table:table-cell>
          <table:table-cell table:style-name="ce3" office:value-type="float" office:value="4700">
            <text:p>4700</text:p>
          </table:table-cell>
          <table:table-cell table:style-name="ce3" office:value-type="float" office:value="-4700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 table:style-name="ce3" table:formula="of:=SUM([.K11];[.K23];[.K38];[.K53])" office:value-type="float" office:value="5362.89044289044">
            <text:p>5362.8904428905</text:p>
          </table:table-cell>
          <table:table-cell table:style-name="ce3" office:value-type="string">
            <text:p>5360-5000</text:p>
          </table:table-cell>
          <table:table-cell office:value-type="float" office:value="-360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Կարեն</text:p>
          </table:table-cell>
          <table:table-cell table:style-name="ce3" table:formula="of:=SUM([.K12];[.K24];[.K39];[.K54])" office:value-type="float" office:value="5912.89044289044">
            <text:p>5912.8904428905</text:p>
          </table:table-cell>
          <table:table-cell table:style-name="ce3" office:value-type="float" office:value="5900">
            <text:p>5900</text:p>
          </table:table-cell>
          <table:table-cell office:value-type="float" office:value="-5900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րաչ</text:p>
          </table:table-cell>
          <table:table-cell table:style-name="ce3" table:formula="of:=SUM([.K55];[.K40];[.K25])" office:value-type="float" office:value="2865.76923076923">
            <text:p>2865.7692307692</text:p>
          </table:table-cell>
          <table:table-cell table:style-name="ce3" office:value-type="float" office:value="2870">
            <text:p>2870</text:p>
          </table:table-cell>
          <table:table-cell table:style-name="ce3" office:value-type="float" office:value="-2870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սմիկ Դ․</text:p>
          </table:table-cell>
          <table:table-cell table:style-name="ce3" table:formula="of:=SUM([.K10];[.K56])" office:value-type="float" office:value="3707.89044289044">
            <text:p>3707.8904428905</text:p>
          </table:table-cell>
          <table:table-cell office:value-type="string">
            <text:p>3700+5550-5000</text:p>
          </table:table-cell>
          <table:table-cell office:value-type="float" office:value="-4250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style-name="ce1" office:value-type="string">
            <text:p>Salary</text:p>
          </table:table-cell>
          <table:table-cell table:style-name="ce1" table:number-columns-repeated="2"/>
          <table:table-cell table:style-name="ce11" office:value-type="string">
            <text:p>Sum</text:p>
          </table:table-cell>
          <table:table-cell table:style-name="ce11"/>
          <table:table-cell table:style-name="ce11" office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5100">
            <text:p>5100</text:p>
          </table:table-cell>
          <table:table-cell office:value-type="float" office:value="3500">
            <text:p>3500</text:p>
          </table:table-cell>
          <table:table-cell office:value-type="float" office:value="7000">
            <text:p>7000</text:p>
          </table:table-cell>
          <table:table-cell office:value-type="float" office:value="3800">
            <text:p>3800</text:p>
          </table:table-cell>
          <table:table-cell office:value-type="float" office:value="3900">
            <text:p>3900</text:p>
          </table:table-cell>
          <table:table-cell table:style-name="ce2" table:formula="of:=SUM([.B2:.F2])" office:value-type="float" office:value="23300">
            <text:p>23300</text:p>
          </table:table-cell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30000">
            <text:p>30000</text:p>
          </table:table-cell>
          <table:table-cell table:style-name="ce2" office:value-type="string">
            <text:p>Անի Գ․</text:p>
          </table:table-cell>
          <table:table-cell table:formula="of:=SUM([.H2];[.H19];[.H35];[.H51])" office:value-type="float" office:value="5908.41991341991">
            <text:p>5908.4199134199</text:p>
          </table:table-cell>
          <table:table-cell office:value-type="float" office:value="4750">
            <text:p>4750</text:p>
          </table:table-cell>
          <table:table-cell table:formula="of:=SUM([.M2:.N2])" office:value-type="float" office:value="10658.4199134199">
            <text:p>10658.4199134199</text:p>
          </table:table-cell>
          <table:table-cell office:value-type="float" office:value="-5000">
            <text:p>-5000</text:p>
          </table:table-cell>
          <table:table-cell office:value-type="float" office:value="5660">
            <text:p>5660</text:p>
          </table:table-cell>
          <table:table-cell table:number-columns-repeated="2"/>
          <table:table-cell table:style-name="ce2" office:value-type="string">
            <text:p>Անի Գ․</text:p>
          </table:table-cell>
          <table:table-cell office:value-type="float" office:value="5660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ժելա</text:p>
          </table:table-cell>
          <table:table-cell office:value-type="float" office:value="3000">
            <text:p>3000</text:p>
          </table:table-cell>
          <table:table-cell/>
          <table:table-cell table:style-name="ce2" office:value-type="string">
            <text:p>Անժելա</text:p>
          </table:table-cell>
          <table:table-cell table:formula="of:=SUM([.H3];[.H20];[.H36];[.H52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3:.N3])" office:value-type="float" office:value="11549.7619047619">
            <text:p>11549.7619047619</text:p>
          </table:table-cell>
          <table:table-cell office:value-type="float" office:value="-8000">
            <text:p>-8000</text:p>
          </table:table-cell>
          <table:table-cell office:value-type="float" office:value="3550">
            <text:p>3550</text:p>
          </table:table-cell>
          <table:table-cell table:number-columns-repeated="2"/>
          <table:table-cell table:style-name="ce2" office:value-type="string">
            <text:p>Անժելա</text:p>
          </table:table-cell>
          <table:table-cell office:value-type="float" office:value="3550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Արմենուհի</text:p>
          </table:table-cell>
          <table:table-cell table:formula="of:=SUM([.H4];[.H21];[.H37];[.H53])" office:value-type="float" office:value="6349.7619047619">
            <text:p>6349.7619047619</text:p>
          </table:table-cell>
          <table:table-cell office:value-type="float" office:value="4750">
            <text:p>4750</text:p>
          </table:table-cell>
          <table:table-cell table:formula="of:=SUM([.M4:.N4])" office:value-type="float" office:value="11099.7619047619">
            <text:p>11099.7619047619</text:p>
          </table:table-cell>
          <table:table-cell office:value-type="float" office:value="-5000">
            <text:p>-5000</text:p>
          </table:table-cell>
          <table:table-cell office:value-type="float" office:value="6100">
            <text:p>6100</text:p>
          </table:table-cell>
          <table:table-cell table:number-columns-repeated="2"/>
          <table:table-cell table:style-name="ce2" office:value-type="string">
            <text:p>Արմենուհի</text:p>
          </table:table-cell>
          <table:table-cell office:value-type="float" office:value="6100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Գայանե</text:p>
          </table:table-cell>
          <table:table-cell office:value-type="float" office:value="7730">
            <text:p>7730</text:p>
          </table:table-cell>
          <table:table-cell/>
          <table:table-cell table:style-name="ce2" office:value-type="string">
            <text:p>Գայանե</text:p>
          </table:table-cell>
          <table:table-cell table:formula="of:=SUM([.H5];[.H22];[.H38];[.H54])" office:value-type="float" office:value="6081.58008658009">
            <text:p>6081.5800865801</text:p>
          </table:table-cell>
          <table:table-cell office:value-type="float" office:value="4750">
            <text:p>4750</text:p>
          </table:table-cell>
          <table:table-cell table:formula="of:=SUM([.M5:.N5])" office:value-type="float" office:value="10831.5800865801">
            <text:p>10831.5800865801</text:p>
          </table:table-cell>
          <table:table-cell office:value-type="float" office:value="-7730">
            <text:p>-7730</text:p>
          </table:table-cell>
          <table:table-cell office:value-type="float" office:value="3100">
            <text:p>3100</text:p>
          </table:table-cell>
          <table:table-cell table:number-columns-repeated="2"/>
          <table:table-cell table:style-name="ce2" office:value-type="string">
            <text:p>Գայանե</text:p>
          </table:table-cell>
          <table:table-cell office:value-type="float" office:value="3100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Արեգ</text:p>
          </table:table-cell>
          <table:table-cell table:style-name="ce9" office:value-type="string">
            <text:p>8330+5000</text:p>
          </table:table-cell>
          <table:table-cell/>
          <table:table-cell table:style-name="ce2" office:value-type="string">
            <text:p>Արեգ</text:p>
          </table:table-cell>
          <table:table-cell table:formula="of:=SUM([.H6];[.H23];[.H39];[.H55])" office:value-type="float" office:value="3456.54345654346">
            <text:p>3456.5434565435</text:p>
          </table:table-cell>
          <table:table-cell office:value-type="float" office:value="4750">
            <text:p>4750</text:p>
          </table:table-cell>
          <table:table-cell table:formula="of:=SUM([.M6:.N6])" office:value-type="float" office:value="8206.54345654346">
            <text:p>8206.5434565435</text:p>
          </table:table-cell>
          <table:table-cell office:value-type="float" office:value="-13330">
            <text:p>-13330</text:p>
          </table:table-cell>
          <table:table-cell office:value-type="string">
            <text:p>++5130</text:p>
          </table:table-cell>
          <table:table-cell table:number-columns-repeated="2"/>
          <table:table-cell table:style-name="ce2" office:value-type="string">
            <text:p>Արեգ</text:p>
          </table:table-cell>
          <table:table-cell office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Համլետ</text:p>
          </table:table-cell>
          <table:table-cell table:style-name="ce9" office:value-type="float" office:value="2730">
            <text:p>2730</text:p>
          </table:table-cell>
          <table:table-cell/>
          <table:table-cell table:style-name="ce2" office:value-type="string">
            <text:p>Համլետ</text:p>
          </table:table-cell>
          <table:table-cell table:formula="of:=SUM([.H7];[.H24];[.H40];[.H56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7:.N7])" office:value-type="float" office:value="11549.7619047619">
            <text:p>11549.7619047619</text:p>
          </table:table-cell>
          <table:table-cell office:value-type="float" office:value="-12730">
            <text:p>-12730</text:p>
          </table:table-cell>
          <table:table-cell office:value-type="string">
            <text:p>++1180</text:p>
          </table:table-cell>
          <table:table-cell table:number-columns-repeated="2"/>
          <table:table-cell table:style-name="ce2" office:value-type="string">
            <text:p>Համլետ</text:p>
          </table:table-cell>
          <table:table-cell office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Մ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Մանե</text:p>
          </table:table-cell>
          <table:table-cell table:formula="of:=SUM([.H8];[.H25];[.H41];[.H57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8:.N8])" office:value-type="float" office:value="11549.7619047619">
            <text:p>11549.7619047619</text:p>
          </table:table-cell>
          <table:table-cell office:value-type="float" office:value="-5000">
            <text:p>-5000</text:p>
          </table:table-cell>
          <table:table-cell office:value-type="float" office:value="6550">
            <text:p>6550</text:p>
          </table:table-cell>
          <table:table-cell table:number-columns-repeated="2"/>
          <table:table-cell table:style-name="ce2" office:value-type="string">
            <text:p>Մանե</text:p>
          </table:table-cell>
          <table:table-cell office:value-type="float" office:value="6550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Ն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Նանե</text:p>
          </table:table-cell>
          <table:table-cell table:formula="of:=SUM([.H9];[.H26];[.H42];[.H58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9:.N9])" office:value-type="float" office:value="11549.7619047619">
            <text:p>11549.7619047619</text:p>
          </table:table-cell>
          <table:table-cell/>
          <table:table-cell office:value-type="float" office:value="11550">
            <text:p>1155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11550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>
            <text:p>1400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/>
          <table:table-cell table:style-name="ce2" office:value-type="string">
            <text:p>Հասմիկ Դ․</text:p>
          </table:table-cell>
          <table:table-cell table:formula="of:=SUM([.H10];[.H27];[.H43];[.H59])" office:value-type="float" office:value="6096.19047619048">
            <text:p>6096.1904761905</text:p>
          </table:table-cell>
          <table:table-cell office:value-type="float" office:value="4750">
            <text:p>4750</text:p>
          </table:table-cell>
          <table:table-cell table:formula="of:=SUM([.M10:.N10])" office:value-type="float" office:value="10846.1904761905">
            <text:p>10846.1904761905</text:p>
          </table:table-cell>
          <table:table-cell office:value-type="float" office:value="-10000">
            <text:p>-10000</text:p>
          </table:table-cell>
          <table:table-cell office:value-type="float" office:value="850">
            <text:p>850</text:p>
          </table:table-cell>
          <table:table-cell table:number-columns-repeated="2"/>
          <table:table-cell table:style-name="ce2" office:value-type="string">
            <text:p>Հասմիկ Դ․</text:p>
          </table:table-cell>
          <table:table-cell office:value-type="float" office:value="850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Վահան</text:p>
          </table:table-cell>
          <table:table-cell office:value-type="float" office:value="-360">
            <text:p>-360</text:p>
          </table:table-cell>
          <table:table-cell/>
          <table:table-cell table:style-name="ce2" office:value-type="string">
            <text:p>Վահան</text:p>
          </table:table-cell>
          <table:table-cell table:formula="of:=SUM([.H11];[.H28];[.H44];[.H60])" office:value-type="float" office:value="6599.7619047619">
            <text:p>6599.7619047619</text:p>
          </table:table-cell>
          <table:table-cell/>
          <table:table-cell office:value-type="float" office:value="6600">
            <text:p>6600</text:p>
          </table:table-cell>
          <table:table-cell/>
          <table:table-cell office:value-type="float" office:value="6600">
            <text:p>6600</text:p>
          </table:table-cell>
          <table:table-cell table:number-columns-repeated="2"/>
          <table:table-cell table:style-name="ce2" office:value-type="string">
            <text:p>Վահան</text:p>
          </table:table-cell>
          <table:table-cell office:value-type="float" office:value="6600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>
            <text:p>1795.2380952381</text:p>
          </table:table-cell>
          <table:table-cell office:value-type="string">
            <text:p>Կարեն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Կարեն</text:p>
          </table:table-cell>
          <table:table-cell table:formula="of:=SUM([.H12];[.H29];[.H45];[.H61])" office:value-type="float" office:value="6799.76190476191">
            <text:p>6799.7619047619</text:p>
          </table:table-cell>
          <table:table-cell/>
          <table:table-cell office:value-type="float" office:value="6800">
            <text:p>6800</text:p>
          </table:table-cell>
          <table:table-cell/>
          <table:table-cell office:value-type="float" office:value="6800">
            <text:p>68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6800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>
            <text:p>-Սարգիս</text:p>
          </table:table-cell>
          <table:table-cell/>
          <table:table-cell table:style-name="ce2"/>
          <table:table-cell office:value-type="float" office:value="670">
            <text:p>670</text:p>
          </table:table-cell>
          <table:table-cell office:value-type="string">
            <text:p>Հրաչ</text:p>
          </table:table-cell>
          <table:table-cell office:value-type="float" office:value="0">
            <text:p>0</text:p>
          </table:table-cell>
          <table:table-cell table:style-name="ce2"/>
          <table:table-cell table:style-name="ce2" office:value-type="string">
            <text:p>Հրաչ</text:p>
          </table:table-cell>
          <table:table-cell table:formula="of:=SUM([.H13];[.H30];[.H46];[.H62])" office:value-type="float" office:value="1916.19047619048">
            <text:p>1916.1904761905</text:p>
          </table:table-cell>
          <table:table-cell/>
          <table:table-cell table:formula="of:=SUM([.M13:.N13])" office:value-type="float" office:value="1916.19047619048">
            <text:p>1916.1904761905</text:p>
          </table:table-cell>
          <table:table-cell/>
          <table:table-cell office:value-type="float" office:value="1900">
            <text:p>1900</text:p>
          </table:table-cell>
          <table:table-cell table:number-columns-repeated="2"/>
          <table:table-cell table:style-name="ce2" office:value-type="string">
            <text:p>Հրաչ</text:p>
          </table:table-cell>
          <table:table-cell office:value-type="float" office:value="1900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>
            <text:p>-Հրաչ</text:p>
          </table:table-cell>
          <table:table-cell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Ժոզեֆ</text:p>
          </table:table-cell>
          <table:table-cell table:formula="of:=SUM([.H14];[.H31];[.H47];[.H63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14:.N14])" office:value-type="float" office:value="11549.7619047619">
            <text:p>11549.7619047619</text:p>
          </table:table-cell>
          <table:table-cell office:value-type="float" office:value="-10000">
            <text:p>-10000</text:p>
          </table:table-cell>
          <table:table-cell office:value-type="float" office:value="1550">
            <text:p>1550</text:p>
          </table:table-cell>
          <table:table-cell table:number-columns-repeated="2"/>
          <table:table-cell table:style-name="ce2" office:value-type="string">
            <text:p>Ժոզեֆ</text:p>
          </table:table-cell>
          <table:table-cell office:value-type="float" office:value="1550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>
            <text:p>1480</text:p>
          </table:table-cell>
          <table:table-cell office:value-type="string">
            <text:p>Սարգիս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Սարգիս</text:p>
          </table:table-cell>
          <table:table-cell table:formula="of:=SUM([.H15];[.H32];[.H48];[.H64])" office:value-type="float" office:value="5210.36130536131">
            <text:p>5210.3613053613</text:p>
          </table:table-cell>
          <table:table-cell/>
          <table:table-cell table:formula="of:=SUM([.M15:.N15])" office:value-type="float" office:value="5210.36130536131">
            <text:p>5210.3613053613</text:p>
          </table:table-cell>
          <table:table-cell office:value-type="float" office:value="-5000">
            <text:p>-5000</text:p>
          </table:table-cell>
          <table:table-cell office:value-type="float" office:value="200">
            <text:p>200</text:p>
          </table:table-cell>
          <table:table-cell table:number-columns-repeated="2"/>
          <table:table-cell table:style-name="ce2" office:value-type="string">
            <text:p>Սարգիս</text:p>
          </table:table-cell>
          <table:table-cell office:value-type="float" office:value="200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>
            <text:p>392.3076923077</text:p>
          </table:table-cell>
          <table:table-cell table:formula="of:=[.C2]/13" office:value-type="float" office:value="269.230769230769">
            <text:p>269.2307692308</text:p>
          </table:table-cell>
          <table:table-cell table:formula="of:=[.D2]/13" office:value-type="float" office:value="538.461538461538">
            <text:p>538.4615384615</text:p>
          </table:table-cell>
          <table:table-cell table:formula="of:=[.E2]/12" office:value-type="float" office:value="316.666666666667">
            <text:p>316.6666666667</text:p>
          </table:table-cell>
          <table:table-cell table:formula="of:=[.F2]/14" office:value-type="float" office:value="278.571428571429">
            <text:p>278.5714285714</text:p>
          </table:table-cell>
          <table:table-cell/>
          <table:table-cell table:style-name="ce2" table:formula="of:=SUM([.H2:.H15])" office:value-type="float" office:value="23297.619047619">
            <text:p>23297.619047619</text:p>
          </table:table-cell>
          <table:table-cell table:style-name="Default"/>
          <table:table-cell office:value-type="float" office:value="31790">
            <text:p>31790</text:p>
          </table:table-cell>
          <table:table-cell/>
          <table:table-cell table:style-name="ce2" office:value-type="string">
            <text:p>Chuvak s Kanady</text:p>
          </table:table-cell>
          <table:table-cell table:formula="of:=SUM([.H65])" office:value-type="float" office:value="1512.85714285714">
            <text:p>1512.8571428572</text:p>
          </table:table-cell>
          <table:table-cell/>
          <table:table-cell table:formula="of:=SUM([.M16:.N16])" office:value-type="float" office:value="1512.85714285714">
            <text:p>1512.8571428572</text:p>
          </table:table-cell>
          <table:table-cell/>
          <table:table-cell office:value-type="float" office:value="1500">
            <text:p>1500</text:p>
          </table:table-cell>
          <table:table-cell table:number-columns-repeated="2"/>
          <table:table-cell table:style-name="ce2" office:value-type="string">
            <text:p>Chuvak s Kanady</text:p>
          </table:table-cell>
          <table:table-cell office:value-type="float" office:value="1500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>
            <text:p>Տիգրան</text:p>
          </table:table-cell>
          <table:table-cell table:formula="of:=SUM([.H49];[.H66])" office:value-type="float" office:value="2175.03663003663">
            <text:p>2175.0366300366</text:p>
          </table:table-cell>
          <table:table-cell office:value-type="float" office:value="2500">
            <text:p>2500</text:p>
          </table:table-cell>
          <table:table-cell table:formula="of:=SUM([.M17:.N17])" office:value-type="float" office:value="4675.03663003663">
            <text:p>4675.0366300366</text:p>
          </table:table-cell>
          <table:table-cell office:value-type="float" office:value="-5000">
            <text:p>-5000</text:p>
          </table:table-cell>
          <table:table-cell office:value-type="string">
            <text:p>++330</text:p>
          </table:table-cell>
          <table:table-cell table:number-columns-repeated="2"/>
          <table:table-cell table:style-name="ce2" office:value-type="string">
            <text:p>Տիգրան</text:p>
          </table:table-cell>
          <table:table-cell office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>
            <text:p>2<text:span text:style-name="T1">nd</text:span></text:p>
          </table:table-cell>
          <table:table-cell office:value-type="float" office:value="5900">
            <text:p>5900</text:p>
          </table:table-cell>
          <table:table-cell office:value-type="float" office:value="2900">
            <text:p>2900</text:p>
          </table:table-cell>
          <table:table-cell office:value-type="float" office:value="4000">
            <text:p>4000</text:p>
          </table:table-cell>
          <table:table-cell office:value-type="float" office:value="4800">
            <text:p>4800</text:p>
          </table:table-cell>
          <table:table-cell office:value-type="float" office:value="3100">
            <text:p>3100</text:p>
          </table:table-cell>
          <table:table-cell table:style-name="ce2" table:formula="of:=SUM([.B19:.F19])" office:value-type="float" office:value="20700">
            <text:p>20700</text:p>
          </table:table-cell>
          <table:table-cell table:formula="of:=SUM([.B33:.E33])" office:value-type="float" office:value="1379.48717948718">
            <text:p>1379.487179487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7700">
            <text:p>17700</text:p>
          </table:table-cell>
          <table:table-cell/>
          <table:table-cell table:style-name="ce2" table:formula="of:=SUM([.M2:.M18])" office:value-type="float" office:value="86555.2747252747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>
            <text:p>-Հրաչ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>
            <text:p>-Սարգիս</text:p>
          </table:table-cell>
          <table:table-cell/>
          <table:table-cell table:style-name="ce2" office:value-type="string">
            <text:p>-Սարգիս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>
            <text:p>-Անի Գ․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>
            <text:p>1040</text:p>
          </table:table-cell>
          <table:table-cell office:value-type="string">
            <text:p>Սարգիս</text:p>
          </table:table-cell>
          <table:table-cell/>
          <table:table-cell table:style-name="ce10" office:value-type="float" office:value="-3000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>
            <text:p>453.8461538462</text:p>
          </table:table-cell>
          <table:table-cell table:formula="of:=[.C19]/13" office:value-type="float" office:value="223.076923076923">
            <text:p>223.0769230769</text:p>
          </table:table-cell>
          <table:table-cell table:formula="of:=[.D19]/12" office:value-type="float" office:value="333.333333333333">
            <text:p>333.3333333333</text:p>
          </table:table-cell>
          <table:table-cell table:formula="of:=[.E19]/13" office:value-type="float" office:value="369.230769230769">
            <text:p>369.2307692308</text:p>
          </table:table-cell>
          <table:table-cell table:formula="of:=[.F19]/11" office:value-type="float" office:value="281.818181818182">
            <text:p>281.8181818182</text:p>
          </table:table-cell>
          <table:table-cell/>
          <table:table-cell table:style-name="ce2" table:formula="of:=SUM([.H19:.H32])" office:value-type="float" office:value="20693.8461538462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>
            <text:p><text:span text:style-name="T1">3nd</text:span></text:p>
          </table:table-cell>
          <table:table-cell office:value-type="float" office:value="7900">
            <text:p>7900</text:p>
          </table:table-cell>
          <table:table-cell office:value-type="float" office:value="5400">
            <text:p>5400</text:p>
          </table:table-cell>
          <table:table-cell office:value-type="float" office:value="4600">
            <text:p>4600</text:p>
          </table:table-cell>
          <table:table-cell table:style-name="ce7"/>
          <table:table-cell office:value-type="float" office:value="3700">
            <text:p>3700</text:p>
          </table:table-cell>
          <table:table-cell table:style-name="ce2" table:formula="of:=SUM([.B35:.F35])" office:value-type="float" office:value="21600">
            <text:p>21600</text:p>
          </table:table-cell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>
            <text:p>-Հրաչ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>
            <text:p>- Արեգ</text:p>
          </table:table-cell>
          <table:table-cell/>
          <table:table-cell table:style-name="ce2" office:value-type="string">
            <text:p>- Արեգ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րմենուհի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>
            <text:p>-Գայանե</text:p>
          </table:table-cell>
          <table:table-cell table:number-columns-repeated="3"/>
          <table:table-cell table:style-name="ce2" office:value-type="string">
            <text:p>-Հասմիկ Դ․</text:p>
          </table:table-cell>
          <table:table-cell/>
          <table:table-cell table:formula="of:=SUM([.C49:.F49])" office:value-type="float" office:value="1112.17948717949">
            <text:p>1112.1794871795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Tigran</text:p>
          </table:table-cell>
          <table:table-cell/>
          <table:table-cell table:style-name="ce2" office:value-type="string">
            <text:p>+Tigran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>
            <text:p>1522.027972028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>
            <text:p><text:span text:style-name="T1">4nd</text:span></text:p>
          </table:table-cell>
          <table:table-cell table:formula="of:=[.B35]/11" office:value-type="float" office:value="718.181818181818">
            <text:p>718.1818181818</text:p>
          </table:table-cell>
          <table:table-cell table:formula="of:=[.C35]/12" office:value-type="float" office:value="450">
            <text:p>450</text:p>
          </table:table-cell>
          <table:table-cell table:formula="of:=[.D35]/13" office:value-type="float" office:value="353.846153846154">
            <text:p>353.8461538462</text:p>
          </table:table-cell>
          <table:table-cell/>
          <table:table-cell table:formula="of:=[.F35]/12" office:value-type="float" office:value="308.333333333333">
            <text:p>308.3333333333</text:p>
          </table:table-cell>
          <table:table-cell/>
          <table:table-cell table:formula="of:=SUM([.D49:.F49])" office:value-type="float" office:value="662.179487179487">
            <text:p>662.1794871795</text:p>
          </table:table-cell>
          <table:table-cell office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>
            <text:p>3200</text:p>
          </table:table-cell>
          <table:table-cell office:value-type="float" office:value="4800">
            <text:p>4800</text:p>
          </table:table-cell>
          <table:table-cell office:value-type="float" office:value="6800">
            <text:p>6800</text:p>
          </table:table-cell>
          <table:table-cell office:value-type="float" office:value="3500">
            <text:p>3500</text:p>
          </table:table-cell>
          <table:table-cell office:value-type="float" office:value="2400">
            <text:p>2400</text:p>
          </table:table-cell>
          <table:table-cell table:style-name="ce2" table:formula="of:=SUM([.B51:.F51])" office:value-type="float" office:value="20700">
            <text:p>20700</text:p>
          </table:table-cell>
          <table:table-cell table:formula="of:=SUM([.D67:.F67])" office:value-type="float" office:value="903.333333333333">
            <text:p>903.3333333333</text:p>
          </table:table-cell>
          <table:table-cell office:value-type="string">
            <text:p>Անի Գ․</text:p>
          </table:table-cell>
          <table:table-cell/>
          <table:table-cell table:style-name="ce2" office:value-type="float" office:value="25000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table:style-name="ce10" office:value-type="float" office:value="-6600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>
            <text:p>- Անի Գ․</text:p>
          </table:table-cell>
          <table:table-cell table:style-name="ce2" office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>
            <text:p>1062.8571428572</text:p>
          </table:table-cell>
          <table:table-cell office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>
            <text:p>- Արեգ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 table:number-columns-repeated="2" table:style-name="ce2" office:value-type="string">
            <text:p>- Արմենուհի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>
            <text:p>-Սարգիս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>
            <text:p>-Վահան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>
            <text:p>1312.8571428572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>
            <text:p>1246.1904761905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>
            <text:p>860</text:p>
          </table:table-cell>
          <table:table-cell office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>
            <text:p>266.6666666667</text:p>
          </table:table-cell>
          <table:table-cell table:formula="of:=[.C51]/14" office:value-type="float" office:value="342.857142857143">
            <text:p>342.8571428571</text:p>
          </table:table-cell>
          <table:table-cell table:formula="of:=[.D51]/15" office:value-type="float" office:value="453.333333333333">
            <text:p>453.3333333333</text:p>
          </table:table-cell>
          <table:table-cell table:formula="of:=[.E51]/14" office:value-type="float" office:value="250">
            <text:p>250</text:p>
          </table:table-cell>
          <table:table-cell table:formula="of:=[.F51]/12" office:value-type="float" office:value="200">
            <text:p>200</text:p>
          </table:table-cell>
          <table:table-cell/>
          <table:table-cell office:value-type="float" office:value="450">
            <text:p>450</text:p>
          </table:table-cell>
          <table:table-cell table:style-name="Default" office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1" table:default-cell-style-name="ce3"/>
        <table:table-column table:style-name="co28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39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39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30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39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30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4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39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4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39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39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39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39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39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39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39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40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8" table:formula="of:=[.L18]+4160" office:value-type="float" office:value="7101.81722689076">
            <text:p>7101.8172268908</text:p>
          </table:table-cell>
          <table:table-cell table:style-name="ce39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39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39" table:formula="of:=SUM([.H76])" office:value-type="float" office:value="1550.57692307692">
            <text:p>1550.5769230769</text:p>
          </table:table-cell>
          <table:table-cell table:style-name="ce39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39" office:value-type="float" office:value="400">
            <text:p>400</text:p>
          </table:table-cell>
          <table:table-cell table:style-name="ce39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30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30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30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30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29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30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30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29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9" table:number-columns-repeated="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9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40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40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40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40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40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40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40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40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40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40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40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40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40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40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40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9" table:number-columns-repeated="5" table:default-cell-style-name="Default"/>
        <table:table-column table:style-name="co22" table:default-cell-style-name="ce17"/>
        <table:table-column table:style-name="co27" table:default-cell-style-name="ce18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5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5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2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5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2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2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2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5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7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5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5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5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5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5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5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7" table:formula="of:=[.B2]/16" office:value-type="float" office:value="337.5" calcext:value-type="float">
            <text:p>337.5</text:p>
          </table:table-cell>
          <table:table-cell table:style-name="ce17" table:formula="of:=[.C2]/16" office:value-type="float" office:value="325" calcext:value-type="float">
            <text:p>325</text:p>
          </table:table-cell>
          <table:table-cell table:style-name="ce17" table:formula="of:=[.D2]/16" office:value-type="float" office:value="262.5" calcext:value-type="float">
            <text:p>262.5</text:p>
          </table:table-cell>
          <table:table-cell table:style-name="ce17" table:formula="of:=[.E2]/17" office:value-type="float" office:value="276.470588235294" calcext:value-type="float">
            <text:p>276.4705882353</text:p>
          </table:table-cell>
          <table:table-cell table:style-name="ce17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7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7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7"/>
          <table:table-cell table:number-columns-repeated="6"/>
          <table:table-cell table:style-name="ce23"/>
          <table:table-cell table:number-columns-repeated="7"/>
        </table:table-row>
        <table:table-row table:style-name="ro8">
          <table:table-cell table:style-name="ce17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3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7"/>
          <table:table-cell table:number-columns-repeated="4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17" office:value-type="string" calcext:value-type="string">
            <text:p>- Սարգիս</text:p>
          </table:table-cell>
          <table:table-cell table:style-name="ce17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29" office:value-type="string" calcext:value-type="string">
            <text:p>- Գայանե</text:p>
          </table:table-cell>
          <table:table-cell table:style-name="ce29" office:value-type="string" calcext:value-type="string">
            <text:p>- Անի Գ․</text:p>
          </table:table-cell>
          <table:table-cell table:style-name="ce29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8" office:value-type="string" calcext:value-type="string">
            <text:p>- Ալեք</text:p>
          </table:table-cell>
          <table:table-cell table:style-name="ce29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25]/14" office:value-type="float" office:value="342.857142857143" calcext:value-type="float">
            <text:p>342.8571428571</text:p>
          </table:table-cell>
          <table:table-cell table:style-name="ce17" table:formula="of:=[.C25]/16" office:value-type="float" office:value="268.75" calcext:value-type="float">
            <text:p>268.75</text:p>
          </table:table-cell>
          <table:table-cell table:style-name="ce17" table:formula="of:=[.D25]/12" office:value-type="float" office:value="416.666666666667" calcext:value-type="float">
            <text:p>416.6666666667</text:p>
          </table:table-cell>
          <table:table-cell table:style-name="ce17" table:formula="of:=[.E25]/13" office:value-type="float" office:value="346.153846153846" calcext:value-type="float">
            <text:p>346.1538461538</text:p>
          </table:table-cell>
          <table:table-cell table:style-name="ce17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7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9"/>
          <table:table-cell table:number-columns-repeated="2" table:style-name="ce17" office:value-type="string" calcext:value-type="string">
            <text:p>- Ալեք</text:p>
          </table:table-cell>
          <table:table-cell table:style-name="ce29"/>
          <table:table-cell table:style-name="ce30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5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48]/14" office:value-type="float" office:value="328.571428571429" calcext:value-type="float">
            <text:p>328.5714285714</text:p>
          </table:table-cell>
          <table:table-cell table:style-name="ce17" table:formula="of:=[.C48]/13" office:value-type="float" office:value="361.538461538462" calcext:value-type="float">
            <text:p>361.5384615385</text:p>
          </table:table-cell>
          <table:table-cell table:style-name="ce17" table:formula="of:=[.D48]/13" office:value-type="float" office:value="307.692307692308" calcext:value-type="float">
            <text:p>307.6923076923</text:p>
          </table:table-cell>
          <table:table-cell table:style-name="ce17" table:formula="of:=[.E48]/14" office:value-type="float" office:value="357.142857142857" calcext:value-type="float">
            <text:p>357.1428571429</text:p>
          </table:table-cell>
          <table:table-cell table:style-name="ce17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7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</text:span></text:p>
          </table:table-cell>
          <table:table-cell table:style-name="ce1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3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9" office:value-type="string" calcext:value-type="string">
            <text:p>- Գենա</text:p>
          </table:table-cell>
          <table:table-cell table:number-columns-repeated="4" table:style-name="ce29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6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9" office:value-type="string" calcext:value-type="string">
            <text:p>- Անի Գ․</text:p>
          </table:table-cell>
          <table:table-cell table:style-name="ce18" table:number-columns-repeated="2"/>
          <table:table-cell table:style-name="ce1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table:style-name="ce29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9" office:value-type="string" calcext:value-type="string">
            <text:p>- Համլետ</text:p>
          </table:table-cell>
          <table:table-cell/>
          <table:table-cell table:style-name="ce29" office:value-type="string" calcext:value-type="string">
            <text:p>- Համլետ</text:p>
          </table:table-cell>
          <table:table-cell table:style-name="ce17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number-columns-repeated="5"/>
          <table:table-cell table:style-name="Default"/>
          <table:table-cell table:style-name="ce17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7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9" table:number-columns-repeated="6" table:default-cell-style-name="Default"/>
        <table:table-column table:style-name="co19" table:default-cell-style-name="ce2"/>
        <table:table-column table:style-name="co19" table:default-cell-style-name="ce3"/>
        <table:table-column table:style-name="co19" table:default-cell-style-name="ce2"/>
        <table:table-column table:style-name="co31" table:default-cell-style-name="Default"/>
        <table:table-column table:style-name="co19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37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39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39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39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30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39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43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43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43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39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39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42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39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39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41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39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8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8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42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41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42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41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8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42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41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32" table:default-cell-style-name="ce3"/>
        <table:table-column table:style-name="co1" table:default-cell-style-name="ce2"/>
        <table:table-column table:style-name="co33" table:default-cell-style-name="Default"/>
        <table:table-column table:style-name="co19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44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39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39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39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39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39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39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39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45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39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41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39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39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44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39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number-columns-repeated="2"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41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46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44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41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4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41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9" table:number-columns-repeated="7" table:default-cell-style-name="Default"/>
        <table:table-column table:style-name="co19" table:default-cell-style-name="ce3"/>
        <table:table-column table:style-name="co19" table:default-cell-style-name="ce2"/>
        <table:table-column table:style-name="co19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</table:table-row>
        <table:table-row table:style-name="ro8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style-name="ce44" office:value-type="date" office:date-value="2015-11-02">
            <text:p>11/0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table:style-name="ce47"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</table:table-row>
        <table:table-row table:style-name="ro9">
          <table:table-cell table:number-columns-repeated="5"/>
          <table:table-cell office:value-type="string">
            <text:p>-Gena</text:p>
          </table:table-cell>
          <table:table-cell table:style-name="ce2"/>
          <table:table-cell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number-columns-repeated="2"/>
        </table:table-row>
        <table:table-row table:style-name="ro9">
          <table:table-cell table:number-columns-repeated="5"/>
          <table:table-cell office:value-type="string">
            <text:p>-Nane</text:p>
          </table:table-cell>
          <table:table-cell table:style-name="ce2"/>
          <table:table-cell table:formula="of:=SUM([.B21];[.C21];[.D21];[.E21])" office:value-type="float" office:value="1426.93498452012">
            <text:p>1426.9349845201</text:p>
          </table:table-cell>
          <table:table-cell table:style-name="ce47" office:value-type="string">
            <text:p>Մանե</text:p>
          </table:table-cell>
          <table:table-cell office:value-type="string">
            <text:p>7000(3900)</text:p>
          </table:table-cell>
          <table:table-cell/>
        </table:table-row>
        <table:table-row table:style-name="ro9">
          <table:table-cell table:number-columns-repeated="5"/>
          <table:table-cell office:value-type="string">
            <text:p>-Anjela</text:p>
          </table:table-cell>
          <table:table-cell table:style-name="ce2"/>
          <table:table-cell table:formula="of:=SUM([.B21:.E21])" office:value-type="float" office:value="1426.93498452012">
            <text:p>1426.9349845201</text:p>
          </table:table-cell>
          <table:table-cell table:style-name="ce47" office:value-type="string">
            <text:p>Նանե</text:p>
          </table:table-cell>
          <table:table-cell office:value-type="string">
            <text:p>7000(6300)</text:p>
          </table:table-cell>
          <table:table-cell/>
        </table:table-row>
        <table:table-row table:style-name="ro9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1200)</text:p>
          </table:table-cell>
          <table:table-cell/>
        </table:table-row>
        <table:table-row table:style-name="ro9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formula="of:=SUM([.B21];[.C21];[.D21];[.F21])" office:value-type="float" office:value="1499.21568627451">
            <text:p>1499.2156862745</text:p>
          </table:table-cell>
          <table:table-cell table:style-name="ce47" office:value-type="string">
            <text:p>Կարեն</text:p>
          </table:table-cell>
          <table:table-cell office:value-type="string">
            <text:p>8000(2600)</text:p>
          </table:table-cell>
          <table:table-cell/>
        </table:table-row>
        <table:table-row table:style-name="ro9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</table:table-row>
        <table:table-row table:style-name="ro9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formula="of:=SUM([.B21];[.D21])" office:value-type="float" office:value="776.470588235294">
            <text:p>776.4705882353</text:p>
          </table:table-cell>
          <table:table-cell table:style-name="ce47" office:value-type="string">
            <text:p>Սարգիս</text:p>
          </table:table-cell>
          <table:table-cell table:number-columns-repeated="2"/>
        </table:table-row>
        <table:table-row table:style-name="ro9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style-name="Default" table:formula="of:=SUM([.B21:.E21])" office:value-type="float" office:value="1426.93498452012">
            <text:p>1426.9349845201</text:p>
          </table:table-cell>
          <table:table-cell table:style-name="ce47" office:value-type="string">
            <text:p>Գենա</text:p>
          </table:table-cell>
          <table:table-cell table:number-columns-repeated="2"/>
        </table:table-row>
        <table:table-row table:style-name="ro9">
          <table:table-cell table:number-columns-repeated="5"/>
          <table:table-cell office:value-type="string">
            <text:p>+2QMS</text:p>
          </table:table-cell>
          <table:table-cell/>
          <table:table-cell table:style-name="Default"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</table:table-row>
        <table:table-row table:style-name="ro9">
          <table:table-cell table:number-columns-repeated="7"/>
          <table:table-cell table:style-name="Default"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</table:table-row>
        <table:table-row table:style-name="ro9">
          <table:table-cell table:number-columns-repeated="7"/>
          <table:table-cell table:style-name="Default"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Default"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Default" table:formula="of:=SUM([.B21:.E21])" office:value-type="float" office:value="1426.93498452012">
            <text:p>1426.9349845201</text:p>
          </table:table-cell>
          <table:table-cell table:style-name="ce47" office:value-type="string">
            <text:p>Taron</text:p>
          </table:table-cell>
          <table:table-cell office:value-type="string">
            <text:p>8800(5100)</text:p>
          </table:table-cell>
          <table:table-cell/>
        </table:table-row>
        <table:table-row table:style-name="ro9">
          <table:table-cell table:number-columns-repeated="7"/>
          <table:table-cell table:style-name="Default"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table:number-columns-repeated="2"/>
        </table:table-row>
        <table:table-row table:style-name="ro9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style-name="Default"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string">
            <text:p>14500+7200</text:p>
          </table:table-cell>
          <table:table-cell office:value-type="float" office:value="20000">
            <text:p>20000</text:p>
          </table:table-cell>
        </table:table-row>
        <table:table-row table:style-name="ro9">
          <table:table-cell table:number-columns-repeated="7"/>
          <table:table-cell table:style-name="Default" table:number-columns-repeated="2"/>
          <table:table-cell table:number-columns-repeated="2"/>
        </table:table-row>
        <table:table-row table:style-name="ro14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table:number-columns-repeated="3"/>
          <table:table-cell table:style-name="ce2" table:formula="of:=SUM([.B24:.F24])" office:value-type="float" office:value="8300">
            <text:p>8300</text:p>
          </table:table-cell>
          <table:table-cell table:style-name="ce8" table:formula="of:=SUM([.B43:.F43])" office:value-type="float" office:value="846.666666666667">
            <text:p>846.6666666667</text:p>
          </table:table-cell>
          <table:table-cell office:value-type="string">
            <text:p>Անի Գ․</text:p>
          </table:table-cell>
          <table:table-cell table:number-columns-repeated="2"/>
        </table:table-row>
        <table:table-row table:style-name="ro9">
          <table:table-cell table:style-name="ce44" office:value-type="date" office:date-value="2015-11-09">
            <text:p>11/09/15</text:p>
          </table:table-cell>
          <table:table-cell table:number-columns-repeated="5"/>
          <table:table-cell table:style-name="ce2"/>
          <table:table-cell table:style-name="ce8" table:formula="of:=SUM([.B43:.F43])" office:value-type="float" office:value="846.666666666667">
            <text:p>846.6666666667</text:p>
          </table:table-cell>
          <table:table-cell table:style-name="ce47" office:value-type="string">
            <text:p>Անժելա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43:.F43])" office:value-type="float" office:value="846.666666666667">
            <text:p>846.6666666667</text:p>
          </table:table-cell>
          <table:table-cell office:value-type="string">
            <text:p>Արմենուհի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43:.F43])" office:value-type="float" office:value="846.666666666667">
            <text:p>846.6666666667</text:p>
          </table:table-cell>
          <table:table-cell office:value-type="string">
            <text:p>Գայանե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formula="of:=SUM([.B43:.F43])" office:value-type="float" office:value="846.666666666667">
            <text:p>846.6666666667</text:p>
          </table:table-cell>
          <table:table-cell office:value-type="string">
            <text:p>Արեգ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ce2"/>
          <table:table-cell table:formula="of:=SUM([.B43:.F43])" office:value-type="float" office:value="846.666666666667">
            <text:p>846.6666666667</text:p>
          </table:table-cell>
          <table:table-cell office:value-type="string">
            <text:p>Համլետ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ce2"/>
          <table:table-cell table:formula="of:=SUM([.C43:.F43])" office:value-type="float" office:value="440">
            <text:p>440</text:p>
          </table:table-cell>
          <table:table-cell table:style-name="ce47" office:value-type="string">
            <text:p>Մանե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ce2"/>
          <table:table-cell table:formula="of:=SUM([.B43:.F43])" office:value-type="float" office:value="846.666666666667">
            <text:p>846.6666666667</text:p>
          </table:table-cell>
          <table:table-cell table:style-name="ce47" office:value-type="string">
            <text:p>Նանե</text:p>
          </table:table-cell>
          <table:table-cell table:number-columns-repeated="2"/>
        </table:table-row>
        <table:table-row table:style-name="ro9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formula="of:=SUM([.B43:.F43])" office:value-type="float" office:value="846.666666666667">
            <text:p>846.6666666667</text:p>
          </table:table-cell>
          <table:table-cell office:value-type="string">
            <text:p>Հասմիկ Դ․</text:p>
          </table:table-cell>
          <table:table-cell table:number-columns-repeated="2"/>
        </table:table-row>
        <table:table-row table:style-name="ro9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formula="of:=SUM([.D43];[.F43])" office:value-type="float" office:value="0">
            <text:p>0</text:p>
          </table:table-cell>
          <table:table-cell table:style-name="ce47" office:value-type="string">
            <text:p>Կարեն</text:p>
          </table:table-cell>
          <table:table-cell table:number-columns-repeated="2"/>
        </table:table-row>
        <table:table-row table:style-name="ro9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/>
          <table:table-cell/>
          <table:table-cell table:formula="of:=SUM([.B43:.F43])" office:value-type="float" office:value="846.666666666667">
            <text:p>846.6666666667</text:p>
          </table:table-cell>
          <table:table-cell office:value-type="string">
            <text:p>Ժոզեֆ</text:p>
          </table:table-cell>
          <table:table-cell table:number-columns-repeated="2"/>
        </table:table-row>
        <table:table-row table:style-name="ro9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 table:number-columns-repeated="4"/>
          <table:table-cell table:formula="of:=SUM([.B43];[.D43];[.E43];[.F43])" office:value-type="float" office:value="406.666666666667">
            <text:p>406.6666666667</text:p>
          </table:table-cell>
          <table:table-cell table:style-name="ce47" office:value-type="string">
            <text:p>Սարգիս</text:p>
          </table:table-cell>
          <table:table-cell table:number-columns-repeated="2"/>
        </table:table-row>
        <table:table-row table:style-name="ro9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style-name="Default" table:formula="of:=SUM([.B43:.F43])" office:value-type="float" office:value="846.666666666667">
            <text:p>846.6666666667</text:p>
          </table:table-cell>
          <table:table-cell table:style-name="ce47" office:value-type="string">
            <text:p>Գենա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Default"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Default" table:formula="of:=SUM([.B43:.F43])" office:value-type="float" office:value="846.666666666667">
            <text:p>846.6666666667</text:p>
          </table:table-cell>
          <table:table-cell office:value-type="string">
            <text:p>Seryoja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Default" table:formula="of:=SUM([.B43:.E43])" office:value-type="float" office:value="846.666666666667">
            <text:p>846.6666666667</text:p>
          </table:table-cell>
          <table:table-cell office:value-type="string">
            <text:p>Mher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Default" table:formula="of:=SUM([.B43:.F43])" office:value-type="float" office:value="846.666666666667">
            <text:p>846.6666666667</text:p>
          </table:table-cell>
          <table:table-cell office:value-type="string">
            <text:p>Davit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Default" table:formula="of:=SUM([.C43];[.F43])" office:value-type="float" office:value="440">
            <text:p>440</text:p>
          </table:table-cell>
          <table:table-cell table:style-name="ce47" office:value-type="string">
            <text:p>Taron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Default" table:formula="of:=SUM([.B43:.F43])" office:value-type="float" office:value="846.666666666667">
            <text:p>846.6666666667</text:p>
          </table:table-cell>
          <table:table-cell office:value-type="string">
            <text:p>Hrach</text:p>
          </table:table-cell>
          <table:table-cell table:number-columns-repeated="2"/>
        </table:table-row>
        <table:table-row table:style-name="ro9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9" office:value-type="float" office:value="0">
            <text:p>0</text:p>
          </table:table-cell>
          <table:table-cell table:style-name="ce2" table:formula="of:=[.F24]/15" office:value-type="float" office:value="0">
            <text:p>0</text:p>
          </table:table-cell>
          <table:table-cell/>
          <table:table-cell table:style-name="ce2" table:formula="of:=SUM([.H24:.H42])" office:value-type="float" office:value="13140">
            <text:p>13140</text:p>
          </table:table-cell>
          <table:table-cell table:style-name="Default"/>
          <table:table-cell table:number-columns-repeated="2"/>
        </table:table-row>
      </table:table>
      <table:table table:name="Sheet2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number-columns-repeated="1020" table:default-cell-style-name="Default"/>
        <table:table-row table:style-name="ro7">
          <table:table-cell table:style-name="ce27" office:value-type="string">
            <text:p>Mon</text:p>
          </table:table-cell>
          <table:table-cell table:style-name="ce27" office:value-type="string">
            <text:p>Tue</text:p>
          </table:table-cell>
          <table:table-cell table:style-name="ce27" office:value-type="string">
            <text:p>Wed</text:p>
          </table:table-cell>
          <table:table-cell table:style-name="ce27" office:value-type="string">
            <text:p>Thu</text:p>
          </table:table-cell>
          <table:table-cell table:style-name="ce27" office:value-type="string">
            <text:p>Fri</text:p>
          </table:table-cell>
          <table:table-cell table:style-name="ce27" table:number-columns-repeated="1019"/>
        </table:table-row>
        <table:table-row table:style-name="ro9">
          <table:table-cell office:value-type="string">
            <text:p>Թանով ապուր</text:p>
          </table:table-cell>
          <table:table-cell office:value-type="string">
            <text:p>Կոլոլակներով, volorov ապուր</text:p>
          </table:table-cell>
          <table:table-cell office:value-type="string">
            <text:p>Ոսպով ապուր</text:p>
          </table:table-cell>
          <table:table-cell office:value-type="string">
            <text:p>Գրեչկա</text:p>
          </table:table-cell>
          <table:table-cell office:value-type="string">
            <text:p>Բորշ</text:p>
          </table:table-cell>
          <table:table-cell table:number-columns-repeated="1019"/>
        </table:table-row>
        <table:table-row table:style-name="ro9">
          <table:table-cell office:value-type="string">
            <text:p>Vermishel + msov podlivka</text:p>
          </table:table-cell>
          <table:table-cell table:style-name="ce3" office:value-type="string">
            <text:p>Տապակած կարտոֆիլ(ժարիտ)</text:p>
          </table:table-cell>
          <table:table-cell table:style-name="ce28" office:value-type="string">
            <text:p>Ուզբեկական փլավ</text:p>
          </table:table-cell>
          <table:table-cell office:value-type="string">
            <text:p>Կաղամբով, եգիպտացորենով, հավով աղցան</text:p>
          </table:table-cell>
          <table:table-cell table:style-name="ce3" office:value-type="string">
            <text:p>Տապակած կարտոֆիլ(ժարիտ)</text:p>
          </table:table-cell>
          <table:table-cell table:number-columns-repeated="1019"/>
        </table:table-row>
        <table:table-row table:style-name="ro9">
          <table:table-cell table:number-columns-repeated="4"/>
          <table:table-cell office:value-type="string">
            <text:p>Թաբուլե</text:p>
          </table:table-cell>
          <table:table-cell table:number-columns-repeated="1019"/>
        </table:table-row>
        <table:table-row table:style-name="ro9" table:number-rows-repeated="17">
          <table:table-cell table:number-columns-repeated="1024"/>
        </table:table-row>
        <table:table-row table:style-name="ro9">
          <table:table-cell office:value-type="string">
            <text:p>Բրնձով և հավով ապուր</text:p>
          </table:table-cell>
          <table:table-cell table:style-name="ce3" office:value-type="string">
            <text:p>Տապակած կարտոֆիլ(ժարիտ)</text:p>
          </table:table-cell>
          <table:table-cell office:value-type="string">
            <text:p>Թաբուլե</text:p>
          </table:table-cell>
          <table:table-cell table:number-columns-repeated="1021"/>
        </table:table-row>
        <table:table-row table:style-name="ro9">
          <table:table-cell office:value-type="string">
            <text:p>Կոլոլակներով ապուր</text:p>
          </table:table-cell>
          <table:table-cell office:value-type="string">
            <text:p>Վերմիշելով փլավ</text:p>
          </table:table-cell>
          <table:table-cell office:value-type="string">
            <text:p>Մայրաքաղաքաին</text:p>
          </table:table-cell>
          <table:table-cell table:number-columns-repeated="1021"/>
        </table:table-row>
        <table:table-row table:style-name="ro9">
          <table:table-cell office:value-type="string">
            <text:p>Բորշ</text:p>
          </table:table-cell>
          <table:table-cell office:value-type="string">
            <text:p>Գրեչկա</text:p>
          </table:table-cell>
          <table:table-cell office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9">
          <table:table-cell office:value-type="string">
            <text:p>Թանով ապուր</text:p>
          </table:table-cell>
          <table:table-cell office:value-type="string">
            <text:p>Կոտլետներ</text:p>
          </table:table-cell>
          <table:table-cell office:value-type="string">
            <text:p>Պյուրե</text:p>
          </table:table-cell>
          <table:table-cell table:number-columns-repeated="1021"/>
        </table:table-row>
        <table:table-row table:style-name="ro9">
          <table:table-cell office:value-type="string">
            <text:p>Ոսպով ապուր</text:p>
          </table:table-cell>
          <table:table-cell table:style-name="ce28" office:value-type="string">
            <text:p>Ուզբեկական փլավ</text:p>
          </table:table-cell>
          <table:table-cell office:value-type="string">
            <text:p>Պիցցա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0">11/10/2015</text:date>, <text:time>12:30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11-10T12:30:03</dc:date>
    <meta:editing-duration>P2DT7H53M3S</meta:editing-duration>
    <meta:editing-cycles>1155</meta:editing-cycles>
    <meta:generator>OpenOffice/4.1.1$Unix OpenOffice.org_project/411m6$Build-9775</meta:generator>
    <dc:creator>employee employee</dc:creator>
    <meta:document-statistic meta:table-count="9" meta:cell-count="2707" meta:object-count="0"/>
  </office:meta>
</office:document-meta>
</file>